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Event.ServiceAssemblyEvent( ServiceAssemblyLifeCycle assembly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AssemblyEvent.getAssemb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Event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